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1_01_0.1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2_02_0.2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1_01_0.1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MISH_MISH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MISH_MISH_MISH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MISH_MISH;MSELoss;ADAMAX=0.1;wd=0.0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MISH_MISH_MISH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W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W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W=0.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W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L1Loss;ADAMAX=0.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L1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PCA_mle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2kEP</text:p>
          </table:table-cell>
          <table:table-cell office:value-type="string" calcext:value-type="string">
            <text:p>No</text:p>
          </table:table-cell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2"/>
          <table:table-cell table:style-name="ce5"/>
          <table:table-cell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ce5"/>
          <table:table-cell table:style-name="ce3"/>
        </table:table-row>
        <calcext:conditional-formats>
          <calcext:conditional-format calcext:target-range-address="Sheet1.F2:Sheet1.F13 Sheet1.F38:Sheet1.F39 Sheet1.F82:Sheet1.F82 Sheet1.F77:Sheet1.F78 Sheet1.F42:Sheet1.F43 Sheet1.F46:Sheet1.F47 Sheet1.F50:Sheet1.F51 Sheet1.F54:Sheet1.F55 Sheet1.F58:Sheet1.F59 Sheet1.F62:Sheet1.F63 Sheet1.F66:Sheet1.F67 Sheet1.F71:Sheet1.F74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14">
      <number:month number:textual="true"/>
      <number:text>-</number:text>
      <number:year/>
    </number:date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16:18:33.075000000</dc:date>
    <meta:editing-duration>P1DT17H46M45S</meta:editing-duration>
    <meta:editing-cycles>200</meta:editing-cycles>
    <meta:document-statistic meta:table-count="1" meta:cell-count="532" meta:object-count="0"/>
  </office:meta>
</office:document-meta>
</file>